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5.58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014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Reference / labe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Unit cost</text:p>
          </table:table-cell>
          <table:table-cell table:style-name="ce4" office:value-type="string" calcext:value-type="string">
            <text:p><text:s/>Web link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IDE female socket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929975-01-20-RK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GBP" office:value="2.47" calcext:value-type="currency">
            <text:p>£2.47</text:p>
          </table:table-cell>
          <table:table-cell table:style-name="ce9" office:value-type="string" calcext:value-type="string">
            <text:p>https://www.mouser.co.uk/ProductDetail/3M-Electronic-Solutions-Division/929975-01-20-RK?qs=4V84emjyG36rTUkvYfpt0A%3D%3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LDI1117-1.2U 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GBP" office:value="0.14" calcext:value-type="currency">
            <text:p>£0.14</text:p>
          </table:table-cell>
          <table:table-cell table:style-name="ce9" office:value-type="string" calcext:value-type="string">
            <text:p>https://www.mouser.co.uk/ProductDetail/Diotec-Semiconductor/LDI1117-1.2U?qs=OlC7AqGiEDkwgXd1Nm4KeQ%3D%3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ABRACON</text:p>
          </table:table-cell>
          <table:table-cell table:style-name="Default" office:value-type="string" calcext:value-type="string">
            <text:p>ABLS-25.000MHZ-16-A-4-H-F-T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GBP" office:value="0.15" calcext:value-type="currency">
            <text:p>£0.15</text:p>
          </table:table-cell>
          <table:table-cell table:style-name="ce9" office:value-type="string" calcext:value-type="string">
            <text:p>https://www.mouser.co.uk/ProductDetail/ABRACON/ABLS-25.000MHZ-16-A-4-H-F-T?qs=vLWxofP3U2wYSEjvdJ0sYQ%3D%3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IDE male header</text:p>
          </table:table-cell>
          <table:table-cell office:value-type="string" calcext:value-type="string">
            <text:p>Wurth Elektronik </text:p>
          </table:table-cell>
          <table:table-cell office:value-type="float" office:value="61203921621" calcext:value-type="float">
            <text:p>61203921621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GBP" office:value="1.08" calcext:value-type="currency">
            <text:p>£1.08</text:p>
          </table:table-cell>
          <table:table-cell table:style-name="ce9" office:value-type="string" calcext:value-type="string">
            <text:p>https://www.mouser.co.uk/ProductDetail/Wurth-Elektronik/61203921621?qs=PhR8RmCirEbpHRYxpUyjEw%3D%3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SATA socket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SATA-A-PL-SMT-K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GBP" office:value="0.74" calcext:value-type="currency">
            <text:p>£0.74</text:p>
          </table:table-cell>
          <table:table-cell table:style-name="ce9" office:value-type="string" calcext:value-type="string">
            <text:p>https://www.mouser.co.uk/ProductDetail/Adam-Tech/SATA-A-PL-SMT-K?qs=HoCaDK9Nz5dztr92%2FSCAMw%3D%3D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11:20:47.8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11T20:10:44.602000000</dc:date>
    <meta:editing-duration>PT6H24S</meta:editing-duration>
    <meta:editing-cycles>19</meta:editing-cycles>
    <meta:generator>LibreOffice/7.3.0.3$Windows_X86_64 LibreOffice_project/0f246aa12d0eee4a0f7adcefbf7c878fc2238db3</meta:generator>
    <meta:document-statistic meta:table-count="1" meta:cell-count="48" meta:object-count="0"/>
  </office:meta>
</office:document-meta>
</file>